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5CDAA2ECD21F95A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554cm, 5.275cm, 7.311cm, 2.90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7cm" svg:height="23.27cm" svg:x="0.992cm" svg:y="2.392cm">
          <draw:image xlink:href="Pictures/10000000000005E8000007E0D5CDAA2ECD21F95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1:59:46.288481598</dc:date>
    <meta:editing-duration>PT3M36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